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3189in"/>
    </style:style>
    <style:style style:name="co20" style:family="table-column">
      <style:table-column-properties fo:break-before="auto" style:column-width="1.1882in"/>
    </style:style>
    <style:style style:name="co21" style:family="table-column">
      <style:table-column-properties fo:break-before="auto" style:column-width="1.3409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3.6161in"/>
    </style:style>
    <style:style style:name="co7" style:family="table-column">
      <style:table-column-properties fo:break-before="auto" style:column-width="3.1264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0.7134in"/>
    </style:style>
    <style:style style:name="co10" style:family="table-column">
      <style:table-column-properties fo:break-before="auto" style:column-width="0.8264in"/>
    </style:style>
    <style:style style:name="co11" style:family="table-column">
      <style:table-column-properties fo:break-before="auto" style:column-width="1.6354in"/>
    </style:style>
    <style:style style:name="co12" style:family="table-column">
      <style:table-column-properties fo:break-before="auto" style:column-width="0.839in"/>
    </style:style>
    <style:style style:name="co13" style:family="table-column">
      <style:table-column-properties fo:break-before="auto" style:column-width="1.1437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9909in"/>
    </style:style>
    <style:style style:name="co16" style:family="table-column">
      <style:table-column-properties fo:break-before="auto" style:column-width="1.2807in"/>
    </style:style>
    <style:style style:name="co17" style:family="table-column">
      <style:table-column-properties fo:break-before="auto" style:column-width="1.3772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3.0882in"/>
    </style:style>
    <style:style style:name="co24" style:family="table-column">
      <style:table-column-properties fo:break-before="auto" style:column-width="1.0654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2.1736in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61in" fo:break-before="auto" style:use-optimal-row-height="true"/>
    </style:style>
    <style:style style:name="ro4" style:family="table-row">
      <style:table-row-properties style:row-height="0.5591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ro9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7" style:family="table-cell" style:parent-style-name="SemanticAnnotation-ref-COMPOSITEACTIVITY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8" style:family="table-cell" style:parent-style-name="SemanticAnnotation-ref-SIMPLEACTIVITY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end" fo:margin-left="0in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end" fo:margin-left="0in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end" fo:margin-left="0in"/>
      <style:text-properties style:font-name="Calibri" fo:font-weight="bold" style:font-weight-asian="bold" style:font-weight-complex="bold"/>
    </style:style>
    <style:style style:name="ce13" style:family="table-cell" style:parent-style-name="SemanticAnnotation-ref-ACTIVITYDESCRIPTION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14" style:family="table-cell" style:parent-style-name="SemanticAnnotation-ref-PROJETO">
      <style:table-cell-properties fo:border-bottom="none" fo:background-color="#ffffff" fo:border-left="none" fo:border-right="none" fo:border-top="0.0008in solid #000000" style:vertical-align="middle"/>
      <style:text-properties style:font-name="Calibri"/>
    </style:style>
    <style:style style:name="ce15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Calibri"/>
    </style:style>
    <style:style style:name="ce16" style:family="table-cell" style:parent-style-name="Default">
      <style:table-cell-properties fo:border-bottom="0.0008in solid #000000" fo:background-color="#ffffff" fo:border-left="none" fo:border-right="none" fo:border-top="none" style:vertical-align="middle"/>
      <style:text-properties style:font-name="Calibri"/>
    </style:style>
    <style:style style:name="ce17" style:family="table-cell" style:parent-style-name="Default">
      <style:table-cell-properties fo:background-color="#ffffff" style:vertical-align="middle"/>
      <style:text-properties style:font-name="Calibri" fo:font-size="14pt" fo:font-weight="bold" style:font-size-asian="14pt" style:font-weight-asian="bold" style:font-size-complex="14pt" style:font-weight-complex="bold"/>
    </style:style>
    <style:style style:name="ce18" style:family="table-cell" style:parent-style-name="SemanticAnnotation-ref-PROJETO">
      <style:table-cell-properties fo:border-bottom="none" fo:background-color="#ffffff" fo:border-left="none" fo:border-right="none" fo:border-top="0.0008in solid #000000" style:vertical-align="middle"/>
    </style:style>
    <style:style style:name="ce19" style:family="table-cell" style:parent-style-name="Default">
      <style:table-cell-properties fo:background-color="#ffffff" style:vertical-align="middle"/>
    </style:style>
    <style:style style:name="ce20" style:family="table-cell" style:parent-style-name="Default">
      <style:table-cell-properties fo:border-bottom="0.0008in solid #000000" fo:background-color="#ffffff" fo:border-left="none" fo:border-right="none" fo:border-top="none" style:vertical-align="middle"/>
    </style:style>
    <style:style style:name="ce21" style:family="table-cell" style:parent-style-name="Default">
      <style:table-cell-properties fo:background-color="#ffff99" style:text-align-source="fix" style:repeat-content="false" fo:border="0.0008in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22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23" style:family="table-cell" style:parent-style-name="SemanticAnnotation-ref-DATAINI" style:data-style-name="N8036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24" style:family="table-cell" style:parent-style-name="Default">
      <style:table-cell-properties fo:border-bottom="none" fo:background-color="#ffffff" fo:border-left="none" fo:border-right="none" fo:border-top="0.0008in solid #000000" style:vertical-align="middle"/>
    </style:style>
    <style:style style:name="ce25" style:family="table-cell" style:parent-style-name="Default">
      <style:table-cell-properties fo:background-color="#ffff99" fo:border="0.0008in solid #000000"/>
    </style:style>
    <style:style style:name="ce26" style:family="table-cell" style:parent-style-name="Default">
      <style:table-cell-properties fo:background-color="#ffffcc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036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28" style:family="table-cell" style:parent-style-name="SemanticAnnotation-ref-DURATION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29" style:family="table-cell" style:parent-style-name="SemanticAnnotation-ref-HR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30" style:family="table-cell" style:parent-style-name="SemanticAnnotation-ref-HR">
      <style:table-cell-properties style:text-align-source="fix" style:repeat-content="false" fo:wrap-option="wrap" fo:border="0.0008in solid #000000"/>
      <style:paragraph-properties fo:text-align="start" fo:margin-left="0in"/>
      <style:text-properties style:font-name="Calibri"/>
    </style:style>
    <style:style style:name="ce31" style:family="table-cell" style:parent-style-name="SemanticAnnotation-ref-PAPEL">
      <style:table-cell-properties style:text-align-source="fix" style:repeat-content="false" fo:wrap-option="wrap" fo:border="0.0008in solid #000000"/>
      <style:paragraph-properties fo:text-align="start" fo:margin-left="0in"/>
      <style:text-properties style:font-name="Calibri"/>
    </style:style>
    <style:style style:name="ce32" style:family="table-cell" style:parent-style-name="SemanticAnnotation-ref-PAPEL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33" style:family="table-cell" style:parent-style-name="Default">
      <style:table-cell-properties fo:background-color="#ffffcc" style:text-align-source="fix" style:repeat-content="false" fo:wrap-option="wrap" fo:border="0.0008in solid #000000" style:vertical-align="middle"/>
      <style:paragraph-properties fo:text-align="start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34" style:family="table-cell" style:parent-style-name="SemanticAnnotation-ref-DEPENDENCIES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35" style:family="table-cell" style:parent-style-name="SemanticAnnotation-ref-EAP" style:data-style-name="N100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36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end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08in solid #000000" style:vertical-align="middle"/>
      <style:paragraph-properties fo:text-align="center" fo:margin-left="0in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fix" style:repeat-content="false" fo:border="0.0008in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41" style:family="table-cell" style:parent-style-name="SemanticAnnotation-ref-REALDATESTART" style:data-style-name="N8036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SemanticAnnotation-ref-REALDATESTART" style:data-style-name="N8036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43" style:family="table-cell" style:parent-style-name="Default">
      <style:table-cell-properties fo:border-bottom="none" fo:background-color="#ffffff" fo:border-left="none" fo:border-right="none" fo:border-top="0.0008in solid #000000" style:vertical-align="middle"/>
      <style:text-properties style:font-name="Calibri" fo:font-size="9pt" style:font-size-asian="9pt" style:font-size-complex="9pt"/>
    </style:style>
    <style:style style:name="ce44" style:family="table-cell" style:parent-style-name="Default">
      <style:table-cell-properties fo:background-color="#ffffff" style:vertical-align="middle"/>
      <style:text-properties style:font-name="Calibri" fo:font-size="9pt" style:font-size-asian="9pt" style:font-size-complex="9pt"/>
    </style:style>
    <style:style style:name="ce45" style:family="table-cell" style:parent-style-name="Default">
      <style:table-cell-properties fo:background-color="#ff9966" fo:border="0.0008in solid #000000"/>
    </style:style>
    <style:style style:name="ce46" style:family="table-cell" style:parent-style-name="SemanticAnnotation-ref-REALDATEEND" style:data-style-name="N8036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47" style:family="table-cell" style:parent-style-name="SemanticAnnotation-ref-REALDURATION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48" style:family="table-cell" style:parent-style-name="SemanticAnnotation-ref-REALDURATION">
      <style:table-cell-properties fo:border="0.0008in solid #000000"/>
      <style:text-properties style:font-name="Calibri"/>
    </style:style>
    <style:style style:name="ce49" style:family="table-cell" style:parent-style-name="Default">
      <style:table-cell-properties fo:border="0.0008in solid #000000"/>
      <style:text-properties style:font-name="Calibri"/>
    </style:style>
    <style:style style:name="ce50" style:family="table-cell" style:parent-style-name="SemanticAnnotation-ref-REALHR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51" style:family="table-cell" style:parent-style-name="Default">
      <style:table-cell-properties fo:border-bottom="none" fo:background-color="#ffffff" fo:border-left="none" fo:border-right="0.0008in solid #000000" fo:border-top="0.0008in solid #000000" style:vertical-align="middle"/>
      <style:text-properties style:font-name="Calibri" fo:font-size="9pt" style:font-size-asian="9pt" style:font-size-complex="9pt"/>
    </style:style>
    <style:style style:name="ce52" style:family="table-cell" style:parent-style-name="Default">
      <style:table-cell-properties fo:border-bottom="none" fo:background-color="#ffffff" fo:border-left="none" fo:border-right="0.0008in solid #000000" fo:border-top="none" style:vertical-align="middle"/>
      <style:text-properties style:font-name="Calibri" fo:font-size="9pt" style:font-size-asian="9pt" style:font-size-complex="9pt"/>
    </style:style>
    <style:style style:name="ce53" style:family="table-cell" style:parent-style-name="Default">
      <style:table-cell-properties fo:border-bottom="0.0008in solid #000000" fo:background-color="#ffffff" fo:border-left="none" fo:border-right="0.0008in solid #000000" fo:border-top="none" style:vertical-align="middle"/>
    </style:style>
    <style:style style:name="ce54" style:family="table-cell" style:parent-style-name="Default">
      <style:table-cell-properties fo:border="0.0008in solid #000000"/>
    </style:style>
    <style:style style:name="ce5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58" style:family="table-cell" style:parent-style-name="SemanticAnnotation-ref-CONCLUSION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59" style:family="table-cell" style:parent-style-name="Default">
      <style:table-cell-properties fo:background-color="#ffffff"/>
      <style:text-properties fo:color="#ffffff"/>
    </style:style>
    <style:style style:name="ce60" style:family="table-cell" style:parent-style-name="Default">
      <style:text-properties fo:color="#ffffff"/>
    </style:style>
  </office:automatic-styles>
  <office:body>
    <office:spreadsheet>
      <table:table table:name="Planilha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59"/>
        <table:table-column table:style-name="co26" table:default-cell-style-name="ce59"/>
        <table:table-column table:style-name="co25" table:default-cell-style-name="ce60"/>
        <table:table-column table:style-name="co25" table:number-columns-repeated="1004" table:default-cell-style-name="Default"/>
        <table:table-row table:style-name="ro3">
          <table:table-cell table:style-name="ce3"/>
          <table:table-cell table:style-name="ce4" table:number-columns-repeated="15"/>
          <table:table-cell table:number-columns-repeated="3"/>
          <table:table-cell table:style-name="ce59"/>
          <table:table-cell table:style-name="ce4" table:number-columns-repeated="1003"/>
          <table:table-cell/>
        </table:table-row>
        <table:table-row table:style-name="ro4">
          <table:table-cell table:style-name="ce3"/>
          <table:table-cell table:style-name="ce4" table:number-columns-repeated="2"/>
          <table:table-cell table:style-name="ce17" office:value-type="string">
            <text:p>Registro de Planejamento e Acompanhamento de Projeto</text:p>
          </table:table-cell>
          <table:table-cell table:style-name="ce4"/>
          <table:table-cell/>
          <table:table-cell table:style-name="ce17" table:number-columns-repeated="2"/>
          <table:table-cell table:style-name="ce4" table:number-columns-repeated="8"/>
          <table:table-cell table:number-columns-repeated="3"/>
          <table:table-cell table:style-name="ce59"/>
          <table:table-cell table:style-name="ce4" table:number-columns-repeated="1003"/>
          <table:table-cell/>
        </table:table-row>
        <table:table-row table:style-name="ro5">
          <table:table-cell table:style-name="ce4"/>
          <table:table-cell table:style-name="ce10" office:value-type="string">
            <text:p>Projeto: </text:p>
          </table:table-cell>
          <table:table-cell table:style-name="ce14"/>
          <table:table-cell table:style-name="ce18"/>
          <table:table-cell table:style-name="ce24" table:number-columns-repeated="6"/>
          <table:table-cell table:style-name="ce37" office:value-type="string">
            <text:p>Duração em dias? </text:p>
          </table:table-cell>
          <table:table-cell table:style-name="ce43" office:value-type="string">
            <text:p>Não</text:p>
          </table:table-cell>
          <table:table-cell table:style-name="ce24"/>
          <table:table-cell table:style-name="ce43"/>
          <table:table-cell table:style-name="ce51"/>
          <table:table-cell table:style-name="ce4"/>
          <table:table-cell table:number-columns-repeated="3"/>
          <table:table-cell table:style-name="ce59"/>
          <table:table-cell table:style-name="ce4" table:number-columns-repeated="1003"/>
          <table:table-cell/>
        </table:table-row>
        <table:table-row table:style-name="ro3">
          <table:table-cell table:style-name="ce4"/>
          <table:table-cell table:style-name="ce11" office:value-type="string">
            <text:p>Data:</text:p>
          </table:table-cell>
          <table:table-cell table:style-name="ce15" office:value-type="string">
            <text:p>27/07/2017</text:p>
          </table:table-cell>
          <table:table-cell table:style-name="ce19" table:number-columns-repeated="7"/>
          <table:table-cell table:style-name="ce38" office:value-type="string">
            <text:p>Se sim, 1 dia = </text:p>
          </table:table-cell>
          <table:table-cell table:style-name="ce44" office:value-type="float" office:value="8">
            <text:p>8</text:p>
          </table:table-cell>
          <table:table-cell table:style-name="ce44" table:number-columns-repeated="2"/>
          <table:table-cell table:style-name="ce52"/>
          <table:table-cell table:style-name="ce4"/>
          <table:table-cell table:number-columns-repeated="3"/>
          <table:table-cell table:style-name="ce59"/>
          <table:table-cell table:style-name="ce4" table:number-columns-repeated="1003"/>
          <table:table-cell/>
        </table:table-row>
        <table:table-row table:style-name="ro8">
          <table:table-cell table:style-name="ce4"/>
          <table:table-cell table:style-name="ce12" office:value-type="string">
            <text:p>Responsável:</text:p>
          </table:table-cell>
          <table:table-cell table:style-name="ce16"/>
          <table:table-cell table:style-name="ce20" table:number-columns-repeated="11"/>
          <table:table-cell table:style-name="ce53"/>
          <table:table-cell table:style-name="ce4"/>
          <table:table-cell table:number-columns-repeated="3"/>
          <table:table-cell table:style-name="ce59"/>
          <table:table-cell table:style-name="ce4" table:number-columns-repeated="1003"/>
          <table:table-cell/>
        </table:table-row>
        <table:table-row table:style-name="ro3">
          <table:table-cell table:style-name="ce4" office:value-type="string">
            <text:p><text:s/></text:p>
          </table:table-cell>
          <table:table-cell table:style-name="ce4" table:number-columns-repeated="16"/>
          <table:table-cell table:number-columns-repeated="2"/>
          <table:table-cell table:style-name="ce59" table:number-columns-repeated="2"/>
          <table:table-cell table:style-name="ce4" table:number-columns-repeated="1003"/>
        </table:table-row>
        <table:table-row table:style-name="ro3">
          <table:table-cell table:style-name="ce5" office:value-type="string" table:number-columns-spanned="1" table:number-rows-spanned="2">
            <text:p>Id</text:p>
          </table:table-cell>
          <table:table-cell table:style-name="ce5" office:value-type="string" table:number-columns-spanned="1" table:number-rows-spanned="2">
            <text:p>Atividade</text:p>
          </table:table-cell>
          <table:table-cell table:style-name="ce5" office:value-type="string" table:number-columns-spanned="1" table:number-rows-spanned="2">
            <text:p>Subatividade</text:p>
          </table:table-cell>
          <table:table-cell table:style-name="ce21" office:value-type="string" table:number-columns-spanned="7" table:number-rows-spanned="1">
            <text:p>Planejado</text:p>
          </table:table-cell>
          <table:covered-table-cell table:number-columns-repeated="6" table:style-name="ce25"/>
          <table:table-cell table:style-name="ce39" office:value-type="string" table:number-columns-spanned="5" table:number-rows-spanned="1">
            <text:p>Realizado</text:p>
          </table:table-cell>
          <table:covered-table-cell table:number-columns-repeated="3" table:style-name="ce45"/>
          <table:covered-table-cell table:style-name="ce54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9">
          <table:covered-table-cell table:number-columns-repeated="3" table:style-name="ce6"/>
          <table:table-cell table:style-name="ce22" office:value-type="string">
            <text:p>Data Início </text:p>
          </table:table-cell>
          <table:table-cell table:style-name="ce26" office:value-type="string">
            <text:p>Data Término</text:p>
          </table:table-cell>
          <table:table-cell table:style-name="ce26" office:value-type="string">
            <text:p>Duração**</text:p>
          </table:table-cell>
          <table:table-cell table:style-name="ce22" office:value-type="string">
            <text:p>Recursos Humanos</text:p>
          </table:table-cell>
          <table:table-cell table:style-name="ce22" office:value-type="string">
            <text:p>Papel</text:p>
          </table:table-cell>
          <table:table-cell table:style-name="ce33" office:value-type="string">
            <text:p>Atividades Predecessoras*</text:p>
          </table:table-cell>
          <table:table-cell table:style-name="ce26" office:value-type="string">
            <text:p>Pacotes de trabalho relacionados</text:p>
          </table:table-cell>
          <table:table-cell table:style-name="ce40" office:value-type="string">
            <text:p>Data Início </text:p>
          </table:table-cell>
          <table:table-cell table:style-name="ce40" office:value-type="string">
            <text:p>Data Término</text:p>
          </table:table-cell>
          <table:table-cell table:style-name="ce40" office:value-type="string">
            <text:p>Duração**</text:p>
          </table:table-cell>
          <table:table-cell table:style-name="ce40" office:value-type="string">
            <text:p>Recurso Humano</text:p>
          </table:table-cell>
          <table:table-cell table:style-name="ce55" office:value-type="string">
            <text:p>% Concluído</text:p>
          </table:table-cell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1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30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2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4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2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1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3"/>
          <table:table-cell table:style-name="ce4" table:number-columns-repeated="1004"/>
          <table:table-cell/>
        </table:table-row>
        <table:table-row table:style-name="ro3" table:number-rows-repeated="2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3"/>
          <table:table-cell table:style-name="ce4" table:number-columns-repeated="1004"/>
          <table:table-cell/>
        </table:table-row>
        <table:table-row table:style-name="ro3" table:number-rows-repeated="4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3"/>
          <table:table-cell table:style-name="ce4" table:number-columns-repeated="1004"/>
          <table:table-cell/>
        </table:table-row>
        <table:table-row table:style-name="ro3" table:number-rows-repeated="2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3"/>
          <table:table-cell table:style-name="ce4" table:number-columns-repeated="1004"/>
          <table:table-cell/>
        </table:table-row>
        <table:table-row table:style-name="ro3" table:number-rows-repeated="2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2">
          <table:table-cell table:style-name="ce7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7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46"/>
          <table:table-cell table:style-name="ce48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8"/>
          <table:table-cell table:style-name="ce13" table:number-columns-repeated="2"/>
          <table:table-cell table:style-name="ce23"/>
          <table:table-cell table:style-name="ce27"/>
          <table:table-cell table:style-name="ce28"/>
          <table:table-cell table:style-name="ce29"/>
          <table:table-cell table:style-name="ce32"/>
          <table:table-cell table:style-name="ce34"/>
          <table:table-cell table:style-name="ce35"/>
          <table:table-cell table:style-name="ce42"/>
          <table:table-cell table:style-name="ce27"/>
          <table:table-cell table:style-name="ce48"/>
          <table:table-cell table:style-name="ce50"/>
          <table:table-cell table:style-name="ce58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>
          <table:table-cell table:style-name="ce9"/>
          <table:table-cell table:style-name="ce13" table:number-columns-repeated="2"/>
          <table:table-cell table:style-name="ce23"/>
          <table:table-cell table:style-name="ce27"/>
          <table:table-cell table:style-name="ce9" table:number-columns-repeated="4"/>
          <table:table-cell table:style-name="ce36"/>
          <table:table-cell table:style-name="ce27" table:number-columns-repeated="2"/>
          <table:table-cell table:style-name="ce49" table:number-columns-repeated="3"/>
          <table:table-cell table:style-name="ce59"/>
          <table:table-cell table:number-columns-repeated="2"/>
          <table:table-cell table:style-name="ce60"/>
          <table:table-cell table:style-name="Default"/>
          <table:table-cell table:number-columns-repeated="100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6">
          <table:table-cell table:number-columns-repeated="7"/>
        </table:table-row>
        <table:table-row table:style-name="ro6">
          <table:table-cell table:number-columns-repeated="3"/>
          <table:table-cell table:style-name="ce57" office:value-type="string" table:number-columns-spanned="2" table:number-rows-spanned="1">
            <text:p>Previsto</text:p>
          </table:table-cell>
          <table:covered-table-cell/>
          <table:table-cell table:style-name="ce57" office:value-type="string" table:number-columns-spanned="2" table:number-rows-spanned="1">
            <text:p>Realizado</text:p>
          </table:table-cell>
          <table:covered-table-cell/>
        </table:table-row>
        <table:table-row table:style-name="ro7">
          <table:table-cell table:style-name="ce56" office:value-type="string">
            <text:p>Cod.</text:p>
          </table:table-cell>
          <table:table-cell office:value-type="string">
            <text:p>Atividade</text:p>
          </table:table-cell>
          <table:table-cell office:value-type="string">
            <text:p>Sub atividade</text:p>
          </table:table-cell>
          <table:table-cell office:value-type="string">
            <text:p>Papel</text:p>
          </table:table-cell>
          <table:table-cell office:value-type="string">
            <text:p>Quantidade (horas)</text:p>
          </table:table-cell>
          <table:table-cell office:value-type="string">
            <text:p>Recurso humano</text:p>
          </table:table-cell>
          <table:table-cell office:value-type="string">
            <text:p>Quantidade (horas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100">
      <number:text-content/>
    </number:text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3" number:grouping="true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anticAnnotation-ref-PROJETO" style:family="table-cell" style:parent-style-name="Default"/>
    <style:style style:name="SemanticAnnotation-ref-COMPOSITEACTIVITY" style:family="table-cell" style:parent-style-name="Default" style:data-style-name="N1">
      <style:table-cell-properties fo:background-color="transparent" css3t:text-justify="auto"/>
    </style:style>
    <style:style style:name="SemanticAnnotation-ref-SIMPLEACTIVITY" style:family="table-cell" style:parent-style-name="Default" style:data-style-name="N100">
      <style:table-cell-properties fo:background-color="transparent" css3t:text-justify="auto"/>
    </style:style>
    <style:style style:name="SemanticAnnotation-ref-ACTIVITYDESCRIPTION" style:family="table-cell" style:parent-style-name="Default"/>
    <style:style style:name="SemanticAnnotation-ref-DEPENDENCIES" style:family="table-cell" style:parent-style-name="Default" style:data-style-name="N100"/>
    <style:style style:name="SemanticAnnotation-ref-EAP" style:family="table-cell" style:parent-style-name="Default"/>
    <style:style style:name="SemanticAnnotation-ref-DURATION" style:family="table-cell" style:parent-style-name="Default"/>
    <style:style style:name="SemanticAnnotation-ref-DATAINI" style:family="table-cell" style:parent-style-name="Default"/>
    <style:style style:name="SemanticAnnotation-ref-HR" style:family="table-cell" style:parent-style-name="Default"/>
    <style:style style:name="Sem_20_título1" style:display-name="Sem título1" style:family="table-cell" style:parent-style-name="SemanticAnnotation-ref-SIMPLEACTIVITY" style:data-style-name="N0"/>
    <style:style style:name="SemanticAnnotation-ref-REALDATESTART" style:family="table-cell" style:parent-style-name="Default"/>
    <style:style style:name="SemanticAnnotation-ref-REALDATEEND" style:family="table-cell" style:parent-style-name="Default"/>
    <style:style style:name="SemanticAnnotation-ref-REALDURATION" style:family="table-cell" style:parent-style-name="Default"/>
    <style:style style:name="SemanticAnnotation-ref-REALHR" style:family="table-cell" style:parent-style-name="Default"/>
    <style:style style:name="SemanticAnnotation-ref-CONCLUSION" style:family="table-cell" style:parent-style-name="Default"/>
    <style:style style:name="SemanticAnnotation-ref-PAPE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7/24/2017</text:date>, <text:time>19:21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1:41:30</meta:creation-date>
    <dc:date>2017-07-24T19:21:42</dc:date>
    <meta:editing-duration>P45DT11H26M56S</meta:editing-duration>
    <meta:editing-cycles>206</meta:editing-cycles>
    <meta:generator>OpenOffice/4.1.3$Unix OpenOffice.org_project/413m1$Build-9783</meta:generator>
    <dc:creator>Gustavo Binow</dc:creator>
    <meta:document-statistic meta:table-count="2" meta:cell-count="36" meta:object-count="0"/>
    <meta:user-defined meta:name="ACTIVITYDESCRIPTION">[[completeText]];property($activity,http://localhost/ontologies/SE/gep.owl#IdentityActivityProject,{content});</meta:user-defined>
    <meta:user-defined meta:name="COMPOSITEACTIVITY">[[completeText]];instance({content},http://localhost/ontologies/SE/gep.owl#CompositeProjectActivity,$activity);</meta:user-defined>
    <meta:user-defined meta:name="CONCLUSION">[[completeText]];property($activity,http://localhost/ontologies/SE/gep.owl#ActivityProgressIndex,{content});</meta:user-defined>
    <meta:user-defined meta:name="Cliente">[[break with ',' into 'var']];instance({slice},http://localhost/ontologies/SE/gep.owl#HumanResource,$hrlinha);property($activity,http://localhost/ontologies/SE/gep.owl#ComposedByHumanResourceParcipation,$hrlinha);</meta:user-defined>
    <meta:user-defined meta:name="DATAINI" meta:value-type="string">[[completeText]];property($activity,http://localhost/ontologies/SE/gep.owl#PlannedEndDateActivity,{content});</meta:user-defined>
    <meta:user-defined meta:name="DEPENDENCIES" meta:value-type="string">[[break with ',' into 'var']];instance({slice},http://localhost/ontologies/SE/gep.owl#ProjectActivity,$activitylinha);property($activity,http://localhost/ontologies/SE/gep.owl#DependsOn,$activitylinha);</meta:user-defined>
    <meta:user-defined meta:name="DURATION" meta:value-type="string">[[completeText]];property($activity,http://localhost/ontologies/SE/gep.owl#PlannedDurationActivity,{content});</meta:user-defined>
    <meta:user-defined meta:name="EAP" meta:value-type="string">[[break with ',' into 'var']];instance({slice},http://localhost/ontologies/SE/gep.owl#WorkPackage,$eapslinha);property($activity,http://localhost/ontologies/SE/gep.owl#isToProduceDeliverable,$eapslinha);</meta:user-defined>
    <meta:user-defined meta:name="HR" meta:value-type="string">[[break with ',' into 'var']];instance({slice},http://localhost/ontologies/SE/gep.owl#HumanResource,$hrlinha);property($activity,http://localhost/ontologies/SE/gep.owl#Allocates,$hrlinha);</meta:user-defined>
    <meta:user-defined meta:name="PAPEL" meta:value-type="string">[[completeText]];instance({content},http://localhost/ontologies/SE/gep.owl#HumanResourceAllocation,$papel);property($activity,http://localhost/ontologies/SE/gep.owl#IsToBePerformed,$papel);</meta:user-defined>
    <meta:user-defined meta:name="PROJETO" meta:value-type="string">[[completeText]];instance({content},http://localhost/ontologies/SE/gep.owl#Project,$project);property($project,http://localhost/ontologies/SE/gep.owl#DescriptionProject,{content});</meta:user-defined>
    <meta:user-defined meta:name="REALDATEEND" meta:value-type="string">[[completeText]];property($activity,http://localhost/ontologies/SE/gep.owl#EndDateActivity,{content});</meta:user-defined>
    <meta:user-defined meta:name="REALDATESTART" meta:value-type="string">[[completeText]];property($activity,http://localhost/ontologies/SE/gep.owl#StartDateActivity,{content});</meta:user-defined>
    <meta:user-defined meta:name="REALDURATION" meta:value-type="string">[[completeText]];property($activity,http://localhost/ontologies/SE/gep.owl#ActualDurationActivity,{content});</meta:user-defined>
    <meta:user-defined meta:name="REALHR" meta:value-type="string">[[break with ',' into 'var']];instance({slice},http://localhost/ontologies/SE/gep.owl#HumanResourceParticipation,$rhrlinha);property($activity,http://localhost/ontologies/SE/gep.owl#ParticipationOfHR,$rhrlinha);</meta:user-defined>
    <meta:user-defined meta:name="SIMPLEACTIVITY" meta:value-type="string">[[completeText]];instance({content},http://localhost/ontologies/SE/gep.owl#SimpleProjectActivity,$activity);</meta:user-defined>
    <meta:user-defined meta:name="SemanticDocument" meta:value-type="string">True</meta:user-defined>
    <meta:user-defined meta:name="Verificado por" meta:value-type="string">[[completeText]];instance({content},http://localhost/ontologies/SE/gep.owl#SimpleProjectActivity,$activity);property($activity,http://localhost/ontologies/SE/gep.owl#ActivityDefinedFor,$project);</meta:user-defined>
  </office:meta>
</office:document-meta>
</file>